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140000081E8BD99493.jpg"/>
  <manifest:file-entry manifest:media-type="image/png" manifest:full-path="Pictures/1000020100000DA4000009A5D9014A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fo:text-align="center"/>
      <style:text-properties fo:font-family="'Nexa Bold'" style:font-pitch="variable" fo:font-size="48pt" style:font-size-asian="48pt" style:font-size-complex="48pt"/>
    </style:style>
    <style:style style:name="P2" style:family="paragraph">
      <style:paragraph-properties style:font-independent-line-spacing="true"/>
      <style:text-properties fo:font-family="'Nexa Bold'" style:font-pitch="variable" fo:font-size="48pt" style:font-size-asian="48pt" style:font-size-complex="48pt"/>
    </style:style>
    <style:style style:name="P3" style:family="paragraph">
      <style:paragraph-properties fo:margin-top="0cm" fo:margin-bottom="0cm" fo:text-align="center"/>
      <style:text-properties fo:font-family="'Nexa Light'" style:font-pitch="variable" fo:font-size="36pt" style:font-size-asian="36pt" style:font-size-complex="36pt"/>
    </style:style>
    <style:style style:name="P4" style:family="paragraph">
      <style:paragraph-properties style:font-independent-line-spacing="true"/>
      <style:text-properties fo:font-family="'Nexa Light'" style:font-pitch="variable" fo:font-size="36pt" style:font-size-asian="36pt" style:font-size-complex="36pt"/>
    </style:style>
    <style:style style:name="P5" style:family="paragraph">
      <style:paragraph-properties fo:margin-top="0cm" fo:margin-bottom="0cm" fo:text-align="center"/>
      <style:text-properties fo:font-family="'Nexa Bold'" style:font-pitch="variable"/>
    </style:style>
    <style:style style:name="P6" style:family="paragraph">
      <style:paragraph-properties style:font-independent-line-spacing="true"/>
      <style:text-properties fo:font-family="'Nexa Bold'" style:font-pitch="variable" fo:font-size="18pt"/>
    </style:style>
    <style:style style:name="P7" style:family="paragraph">
      <style:paragraph-properties fo:margin-top="0cm" fo:margin-bottom="0cm" fo:line-height="150%" fo:text-align="justify"/>
      <style:text-properties fo:font-family="'Nexa Light'" style:font-pitch="variable" fo:font-size="36pt" style:font-size-asian="36pt" style:font-size-complex="36pt"/>
    </style:style>
    <style:style style:name="P8" style:family="paragraph">
      <style:paragraph-properties fo:line-height="150%" fo:text-align="justify" style:font-independent-line-spacing="true"/>
      <style:text-properties fo:font-family="'Nexa Light'" style:font-pitch="variable" fo:font-size="28pt" style:font-size-asian="28pt" style:font-size-complex="28pt"/>
    </style:style>
    <style:style style:name="P9" style:family="paragraph">
      <style:paragraph-properties fo:margin-top="0cm" fo:margin-bottom="0cm" fo:text-align="center"/>
    </style:style>
    <style:style style:name="P10" style:family="paragraph">
      <style:paragraph-properties style:font-independent-line-spacing="true"/>
      <style:text-properties fo:font-size="18pt"/>
    </style:style>
    <style:style style:name="P11" style:family="paragraph">
      <style:paragraph-properties fo:margin-top="0cm" fo:margin-bottom="0cm"/>
    </style:style>
    <style:style style:name="T1" style:family="text">
      <style:text-properties fo:color="#ffffff" style:text-line-through-style="none" fo:font-family="'Nexa Bold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8b8b8b" style:text-line-through-style="none" fo:font-family="'Nexa Light'" style:font-pitch="variabl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8b8b8b" style:text-line-through-style="none" fo:font-family="'Nexa Light'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ffff" style:text-line-through-style="none" fo:font-family="'Nexa Bold'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text-line-through-style="none" fo:font-family="'Nexa Light'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text-line-through-style="none" fo:font-family="'Nexa Light'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ffffff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▪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Shape 1" draw:style-name="gr1" draw:text-style-name="P2" draw:layer="layout" svg:width="16.191cm" svg:height="5.442cm" svg:x="1.27cm" svg:y="9.525cm">
          <text:p text:style-name="P1"><text:span text:style-name="T1">itapemapa.com.br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4" draw:layer="layout" svg:width="13.333cm" svg:height="6.489cm" svg:x="2.857cm" svg:y="15.381cm">
          <text:p text:style-name="P3"><text:span text:style-name="T2">mapa comercial de Itapetining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0">
        <draw:custom-shape draw:name="TextShape 1" draw:style-name="gr1" draw:text-style-name="P6" draw:layer="layout" svg:width="17.143cm" svg:height="4.231cm" svg:x="0.952cm" svg:y="1.917cm">
          <text:p text:style-name="P5"><text:span text:style-name="T4">o projeto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8" draw:layer="layout" svg:width="15.875cm" svg:height="15.875cm" svg:x="1.27cm" svg:y="6.35cm">
          <text:p text:style-name="P7"><text:span text:style-name="T5"><text:tab/></text:span><text:span text:style-name="T5">Primeiro guia comercial com geolocalização de Itapetininga, mostrando as empresas no </text:span><text:span text:style-name="T6">Google Ma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617cm">
          <text:p text:style-name="P9"><text:span text:style-name="T7">Modelo de Negócios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16.761cm" svg:x="1.17cm" svg:y="5.835cm">
          <text:p text:style-name="P11"><text:span text:style-name="T8">Assinatura comercial</text:span></text:p>
          <text:p text:style-name="P11"><text:span text:style-name="T8">Vendedores autônomos</text:span></text:p>
          <text:p text:style-name="P11"><text:span text:style-name="T8">Administração terceirizada</text:span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Investimentos Previstos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16.761cm" svg:x="0.952cm" svg:y="5.926cm">
          <text:list text:style-name="L2">
            <text:list-item>
              <text:p text:style-name="P11"><text:span text:style-name="T8">Contratação de funcionários</text:span></text:p>
            </text:list-item>
            <text:list-item>
              <text:p text:style-name="P11"><text:span text:style-name="T8">Ponto comercial</text:span></text:p>
            </text:list-item>
            <text:list-item>
              <text:p text:style-name="P11"><text:span text:style-name="T8">Kits de marketing para lojistas</text:span></text:p>
            </text:list-item>
            <text:list-item>
              <text:p text:style-name="P11"><text:span text:style-name="T8">CPD, central de processamento de dad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Kits de marketing para lojista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16.761cm" svg:x="0.952cm" svg:y="5.926cm">
          <text:p text:style-name="P11"><text:span text:style-name="T8">Folheto</text:span></text:p>
          <text:p text:style-name="P11"><text:span text:style-name="T8">Avalie nossa empresa</text:span></text:p>
          <text:p text:style-name="P11"><text:span text:style-name="T8">Cartaz</text:span></text:p>
          <text:p text:style-name="P11"><text:span text:style-name="T8">Estamos no mapa, visita nossa págin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Mapas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16.761cm" svg:x="0.952cm" svg:y="5.926cm">
          <text:p text:style-name="P11"><text:span text:style-name="T8">Comercial</text:span></text:p>
          <text:p text:style-name="P11"><text:span text:style-name="T8">Serviços públicos</text:span></text:p>
          <text:p text:style-name="P11"><text:span text:style-name="T8">Social</text:span></text:p>
          <text:p text:style-name="P11"><text:span text:style-name="T8">Lazer</text:span></text:p>
          <text:p text:style-name="P11"><text:span text:style-name="T8">Ecológic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Parcerias a vista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26.193cm" svg:x="0.952cm" svg:y="5.926cm">
          <text:p text:style-name="P11"><text:span text:style-name="T9">Prefeitura de Itapetininga</text:span></text:p>
          <text:p text:style-name="P11"><text:span text:style-name="T9">Associação comercial</text:span></text:p>
          <text:p text:style-name="P11"><text:span text:style-name="T9">Ongs e oscips, como APAE, Casa da Criança, UIPA</text:span></text:p>
          <text:p text:style-name="P11"><text:span text:style-name="T9">Empresa de call center da região</text:span></text:p>
          <text:p text:style-name="P11"><text:span text:style-name="T9">Gráfica local</text:span></text:p>
          <text:p text:style-name="P11"><text:span text:style-name="T9">Tv local</text:span></text:p>
          <text:p text:style-name="P11"><text:span text:style-name="T9">Jornal impresso de Itapetininga</text:span></text:p>
          <text:p text:style-name="P11"><text:span text:style-name="T9">Imobiliária local</text:span></text:p>
          <text:p text:style-name="P11"><text:span text:style-name="T9">Empresa de outdoor</text:span></text:p>
          <text:p text:style-name="P11"><text:span text:style-name="T9">Empresa de pesquisa de mercad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Tipos de assinatura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16.761cm" svg:x="0.952cm" svg:y="5.926cm">
          <text:p text:style-name="P11"><text:span text:style-name="T8">Assinatura grátis</text:span></text:p>
          <text:p text:style-name="P11"><text:span text:style-name="T8">Endereço no mapa</text:span></text:p>
          <text:p text:style-name="P11"><text:span text:style-name="T8">Assinatura comercial</text:span></text:p>
          <text:p text:style-name="P11"><text:span text:style-name="T8">Telefone e informações comerciais</text:span></text:p>
          <text:p text:style-name="P11"><text:span text:style-name="T8">Página exclusiva dentro do ItapeMapa</text:span></text:p>
          <text:p text:style-name="P11"><text:span text:style-name="T8">Destaque</text:span></text:p>
          <text:p text:style-name="P11"><text:span text:style-name="T8">Empresa em evidência como principal no seu ramo de atuação e destaque na página inici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Vantagens e benefícios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21.249cm" svg:x="0.952cm" svg:y="5.926cm">
          <text:p text:style-name="P11"><text:span text:style-name="T10">Aumenta a visibilidade da marca</text:span></text:p>
          <text:p text:style-name="P11"><text:span text:style-name="T10">Atingi público jovem</text:span></text:p>
          <text:p text:style-name="P11"><text:span text:style-name="T10">Pode ser vista por pessoas de fora de Itapetininga</text:span></text:p>
          <text:p text:style-name="P11"><text:span text:style-name="T10">Exposição em mídias, como:</text:span></text:p>
          <text:p text:style-name="P11"><text:span text:style-name="T10">Google e Facebook</text:span></text:p>
          <text:p text:style-name="P11"><text:span text:style-name="T10">Outdoor</text:span></text:p>
          <text:p text:style-name="P11"><text:span text:style-name="T10">Jornal e revistas</text:span></text:p>
          <text:p text:style-name="P11"><text:span text:style-name="T10">Panfle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O que a empresa ganha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24.859cm" svg:x="0.952cm" svg:y="5.926cm">
          <text:p text:style-name="P11"><text:span text:style-name="T11">Página exclusiva no site Itapemapa</text:span></text:p>
          <text:p text:style-name="P11"><text:span text:style-name="T11">Com informações comerciais e de contato</text:span></text:p>
          <text:p text:style-name="P11"><text:span text:style-name="T11">Links das redes sociais se houver</text:span></text:p>
          <text:p text:style-name="P11"><text:span text:style-name="T11">Pode divulgar folheto, cartão de visita, fotos ou qualquer imagem</text:span></text:p>
          <text:p text:style-name="P11"><text:span text:style-name="T11">Estrelinhas e comentários de clientes</text:span></text:p>
          <text:p text:style-name="P11"><text:span text:style-name="T11">Kit de marketing para lojista</text:span></text:p>
          <text:p text:style-name="P11"><text:span text:style-name="T11">Cartaz estamos no mapa</text:span></text:p>
          <text:p text:style-name="P11"><text:span text:style-name="T11">Folheto avalie nossa loj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Prêmio ItapeMapa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16.761cm" svg:x="0.952cm" svg:y="5.926cm">
          <text:p text:style-name="P11"><text:span text:style-name="T8">Todas as empresas concorrem ao prêmio ItapeMapa</text:span></text:p>
          <text:p text:style-name="P11"><text:span text:style-name="T8">Peça para seus clientes visitarem o site e darem “estrelinhas” para sua loja</text:span></text:p>
          <text:p text:style-name="P11"><text:span text:style-name="T8">No final do ano a loja melhor colocada de cada categoria ganha um certificado emoldurado e destaque no 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Valores promocionais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43cm" svg:height="23.526cm" svg:x="0.952cm" svg:y="5.926cm">
          <text:p text:style-name="P11"><text:span text:style-name="T9">Assinatura R$15,00/mensal</text:span></text:p>
          <text:p text:style-name="P11"><text:span text:style-name="T9">Assinatura anual ganhe 2 mese grátis, somente R$150,00/ano</text:span></text:p>
          <text:p text:style-name="P11"><text:span text:style-name="T9">Assine até 2014 e ganhe mais 20% de desconto na assinatura anual, ficando R$120,00 por ano</text:span></text:p>
          <text:p text:style-name="P11"><text:span text:style-name="T9">Assinatura trianual também ganha desconto, R$360,00/trianual</text:span></text:p>
          <text:p text:style-name="P11"><text:span text:style-name="T9">Pague no boleto ou parcele no cartão!</text:span></text:p>
          <text:p text:style-name="P11"><text:span text:style-name="T9">Solicite uma visita de um representante comerci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>
        <draw:custom-shape draw:name="TextShape 1" draw:style-name="gr1" draw:text-style-name="P10" draw:layer="layout" svg:width="17.143cm" svg:height="4.231cm" svg:x="0.952cm" svg:y="1.017cm">
          <text:p text:style-name="P9"><text:span text:style-name="T7">Central de atendimento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0" draw:layer="layout" svg:width="17.135cm" svg:height="16.783cm" svg:x="0.961cm" svg:y="5.903cm">
          <text:p text:style-name="P11"><text:span text:style-name="T8">Visite nosso site e tire todas suas dúvidas</text:span></text:p>
          <text:p text:style-name="P11"><text:span text:style-name="T8">Fale conosco pelo formulário de contato</text:span></text:p>
          <text:p text:style-name="P11"><text:span text:style-name="T8">WhatsApp</text:span></text:p>
          <text:p text:style-name="P11"><text:span text:style-name="T8">Faceboo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856cm" svg:height="10.476cm" svg:x="6.866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8140000081E8BD99493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no-repeat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no-repeat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no-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8e3b38" draw:stroke-linejoin="round" draw:fill="solid" draw:fill-color="#c0504d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CustomShape 1" draw:style-name="Mgr3" draw:text-style-name="MP3" draw:layer="backgroundobjects" svg:width="13.333cm" svg:height="6.488cm" svg:x="2.858cm" svg:y="14.39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CustomShape 2" draw:style-name="Mgr4" draw:text-style-name="MP3" draw:layer="backgroundobjects" svg:width="19.048cm" svg:height="5.442cm" svg:x="0.001cm" svg:y="7.89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6.349cm" svg:height="4.488cm" svg:x="12.7cm" svg:y="21.546cm">
        <draw:image xlink:href="Pictures/1000020100000DA4000009A5D9014AA0.png" xlink:type="simple" xlink:show="embed" xlink:actuate="onLoad">
          <text:p/>
        </draw:image>
      </draw:frame>
      <draw:frame presentation:style-name="Default-title" draw:layer="backgroundobjects" svg:width="17.144cm" svg:height="4.24cm" svg:x="0.952cm" svg:y="1.013cm" presentation:class="title" presentation:placeholder="true">
        <draw:text-box/>
      </draw:frame>
      <draw:frame presentation:style-name="Default-outline1" draw:layer="backgroundobjects" svg:width="17.144cm" svg:height="16.763cm" svg:x="0.952cm" svg:y="5.9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2" draw:style-name="Mdp1">
      <draw:custom-shape draw:name="CustomShape 1" draw:style-name="Mgr3" draw:text-style-name="MP3" draw:layer="backgroundobjects" svg:width="17.143cm" svg:height="16.76cm" svg:x="0.953cm" svg:y="5.92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CustomShape 2" draw:style-name="Mgr4" draw:text-style-name="MP3" draw:layer="backgroundobjects" svg:width="19.048cm" svg:height="4.231cm" svg:x="0.001cm" svg:y="1.017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6.349cm" svg:height="4.488cm" svg:x="12.7cm" svg:y="21.547cm">
        <draw:image xlink:href="Pictures/1000020100000DA4000009A5D9014AA0.png" xlink:type="simple" xlink:show="embed" xlink:actuate="onLoad">
          <text:p/>
        </draw:image>
      </draw:frame>
      <draw:frame presentation:style-name="Default_20_1-title" draw:layer="backgroundobjects" svg:width="17.144cm" svg:height="4.24cm" svg:x="0.952cm" svg:y="1.013cm" presentation:class="title" presentation:placeholder="true">
        <draw:text-box/>
      </draw:frame>
      <draw:frame presentation:style-name="Default_20_1-outline1" draw:layer="backgroundobjects" svg:width="17.144cm" svg:height="16.763cm" svg:x="0.952cm" svg:y="5.9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7.856cm" svg:height="10.476cm" svg:x="6.866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document-statistic meta:object-count="84"/>
  </office:meta>
</office:document-meta>
</file>